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text-align="start"/>
      <style:text-properties style:font-name="Segoe UI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font-name="Segoe UI" fo:font-size="35pt" fo:font-style="normal" fo:text-shadow="none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7" style:family="text">
      <style:text-properties style:font-name="Segoe UI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T8" style:family="text">
      <style:text-properties fo:color="#ffffff" style:font-name="Segoe UI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T9" style:family="text">
      <style:text-properties fo:color="#000000" style:font-name="Segoe UI Semibold" fo:font-size="20pt" fo:font-style="normal" fo:text-shadow="none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747cm">
          <draw:text-box>
            <text:p text:style-name="P1"><text:span text:style-name="T1">Hymn #623</text:span></text:p>
            <text:p text:style-name="P1"><text:span text:style-name="T2">“</text:span><text:span text:style-name="T2">Lord Jesus Christ, We Humbly Pr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892cm" svg:height="7.011cm" svg:x="1.524cm" svg:y="0.762cm">
          <draw:text-box>
            <text:p text:style-name="P1"><text:span text:style-name="T3">1. </text:span><text:span text:style-name="T4">Lord Jesus Christ, we humbly pray</text:span><text:span text:style-name="T4"><text:line-break/></text:span><text:span text:style-name="T4">That we may feast on You today;</text:span><text:span text:style-name="T4"><text:line-break/></text:span><text:span text:style-name="T4">Beneath these forms of bread and wine</text:span><text:span text:style-name="T4"><text:line-break/></text:span><text:span text:style-name="T4">Enrich us with Your grace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5.4cm" svg:height="7.011cm" svg:x="1.27cm" svg:y="0.832cm">
          <draw:text-box>
            <text:p text:style-name="P1"><text:span text:style-name="T3">2. </text:span><text:span text:style-name="T5">Give us, who share this wondrous food,</text:span><text:span text:style-name="T5"><text:line-break/></text:span><text:span text:style-name="T5">Your body broken and Your blood,</text:span><text:span text:style-name="T5"><text:line-break/></text:span><text:span text:style-name="T5">The grateful peace of sins forgiv’n,</text:span><text:span text:style-name="T5"><text:line-break/></text:span><text:span text:style-name="T5">The certain joys of heirs of heav’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5.4cm" svg:height="7.011cm" svg:x="1.27cm" svg:y="1.016cm">
          <draw:text-box>
            <text:p text:style-name="P1"><text:span text:style-name="T3">3. </text:span><text:span text:style-name="T5">By faith Your Word has made us bold</text:span><text:span text:style-name="T5"><text:line-break/></text:span><text:span text:style-name="T5">To seize the gift of love retold;</text:span><text:span text:style-name="T5"><text:line-break/></text:span><text:span text:style-name="T5">All that You are we here receive,</text:span><text:span text:style-name="T5"><text:line-break/></text:span><text:span text:style-name="T5">And all we are to You we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5.146cm" svg:height="7.011cm" svg:x="1.27cm" svg:y="0.849cm">
          <draw:text-box>
            <text:p text:style-name="P1"><text:span text:style-name="T3">4. </text:span><text:span text:style-name="T5">One bread, one cup, one body, we,</text:span><text:span text:style-name="T5"><text:line-break/></text:span><text:span text:style-name="T5">Rejoicing in our unity,</text:span><text:span text:style-name="T5"><text:line-break/></text:span><text:span text:style-name="T5">Proclaim Your love until You come</text:span><text:span text:style-name="T5"><text:line-break/></text:span><text:span text:style-name="T6">To bring Your scattered loved ones hom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6" draw:layer="layout" svg:width="25.4cm" svg:height="12.851cm" svg:x="1.27cm" svg:y="1.016cm">
          <draw:text-box>
            <text:p text:style-name="P1"><text:span text:style-name="T3">5. </text:span><text:span text:style-name="T5">Lord Jesus Christ, we humbly pray:</text:span><text:span text:style-name="T5"><text:line-break/></text:span><text:span text:style-name="T5">O keep us steadfast till that day</text:span><text:span text:style-name="T5"><text:line-break/></text:span><text:span text:style-name="T5">When each will be Your welcomed guest</text:span><text:span text:style-name="T5"><text:line-break/></text:span><text:span text:style-name="T5">In heaven’s high and holy feast.</text:span></text:p>
            <text:p text:style-name="P5"><text:span text:style-name="T7"><text:line-break/></text:span><text:span text:style-name="T7"/></text:p>
            <text:p text:style-name="P5"><text:span text:style-name="T8"><text:s text:c="9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0:24:30.923000000</meta:creation-date>
    <dc:date>2018-07-25T21:48:23.338000000</dc:date>
    <meta:editing-duration>PT26M54S</meta:editing-duration>
    <meta:editing-cycles>9</meta:editing-cycles>
    <meta:generator>LibreOffice/6.0.5.2$Windows_X86_64 LibreOffice_project/54c8cbb85f300ac59db32fe8a675ff7683cd5a16</meta:generator>
    <meta:document-statistic meta:object-count="39"/>
  </office:meta>
</office:document-meta>
</file>